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draw:stroke="dash" draw:stroke-dash="Fine_20_Dashed" draw:fill="none" draw:textarea-vertical-align="middle"/>
    </style:style>
    <style:style style:name="gr3" style:family="graphic" style:parent-style-name="standard">
      <style:graphic-properties svg:stroke-color="#000000" draw:fill="gradient" draw:fill-color="#729fcf" draw:fill-gradient-name="Grison" draw:textarea-horizontal-align="justify" draw:textarea-vertical-align="middle" draw:auto-grow-height="false" fo:min-height="7.53cm" fo:min-width="7.35cm" draw:shadow="hidden"/>
    </style:style>
    <style:style style:name="gr4" style:family="graphic" style:parent-style-name="standard">
      <style:graphic-properties svg:stroke-color="#000000" draw:fill="gradient" draw:fill-color="#729fcf" draw:fill-gradient-name="Grison" draw:textarea-horizontal-align="justify" draw:textarea-vertical-align="middle" draw:auto-grow-height="false" fo:min-height="0.458cm" fo:min-width="0.208cm" draw:shadow="hidden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975cm" fo:min-width="0cm"/>
    </style:style>
    <style:style style:name="gr7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1.15cm" fo:min-width="0.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3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65cm" fo:min-width="0cm"/>
    </style:style>
    <style:style style:name="gr10" style:family="graphic" style:parent-style-name="standard">
      <style:graphic-properties svg:stroke-color="#000000" draw:fill="none" draw:textarea-vertical-align="middle" draw:auto-grow-height="false" fo:min-height="0.984cm" fo:min-width="0cm"/>
    </style:style>
    <style:style style:name="gr11" style:family="graphic" style:parent-style-name="standard">
      <style:graphic-properties svg:stroke-color="#000000" draw:fill="none" draw:textarea-vertical-align="middle" draw:auto-grow-height="false" fo:min-height="2.216cm" fo:min-width="0cm"/>
    </style:style>
    <style:style style:name="P1" style:family="paragraph">
      <loext:graphic-properties draw:fill="none"/>
      <style:paragraph-properties fo:margin-left="0cm" fo:margin-right="1cm" fo:margin-top="1cm" fo:margin-bottom="1cm" fo:text-align="center" fo:text-indent="0cm" style:writing-mode="lr-tb"/>
    </style:style>
    <style:style style:name="P2" style:family="paragraph">
      <loext:graphic-properties draw:fill="gradient" draw:fill-color="#729fcf" draw:fill-gradient-name="Grison"/>
      <style:paragraph-properties fo:margin-left="0cm" fo:margin-right="1cm" fo:margin-top="1cm" fo:margin-bottom="1cm" fo:text-align="center" fo:text-indent="0cm" style:writing-mode="lr-tb"/>
    </style:style>
    <style:style style:name="P3" style:family="paragraph">
      <style:paragraph-properties fo:margin-left="0cm" fo:margin-right="1cm" fo:margin-top="1cm" fo:margin-bottom="1cm" fo:text-indent="0cm" style:writing-mode="lr-tb"/>
    </style:style>
    <style:style style:name="P4" style:family="paragraph">
      <loext:graphic-properties draw:fill="none" draw:fill-color="#ffffff"/>
      <style:paragraph-properties fo:margin-left="0cm" fo:margin-right="1cm" fo:margin-top="1cm" fo:margin-bottom="1cm" fo:text-indent="0cm" style:writing-mode="lr-tb"/>
      <style:text-properties style:font-name="Calibri" fo:font-size="12pt" style:font-size-asian="18pt" style:font-size-complex="18pt"/>
    </style:style>
    <style:style style:name="P5" style:family="paragraph">
      <loext:graphic-properties draw:fill="solid" draw:fill-color="#dddddd"/>
      <style:paragraph-properties fo:margin-left="0cm" fo:margin-right="1cm" fo:margin-top="1cm" fo:margin-bottom="1cm" fo:text-align="center" fo:text-indent="0cm" style:writing-mode="lr-tb"/>
    </style:style>
    <style:style style:name="T1" style:family="text">
      <style:text-properties style:font-name="Calibri" fo:font-size="12pt" style:font-size-asian="18pt" style:font-size-complex="18pt"/>
    </style:style>
    <style:style style:name="T2" style:family="text">
      <style:text-properties style:text-position="sub 58%" style:font-name="Calibri"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text-style-name="P1" draw:layer="layout" svg:width="17.099cm" svg:height="1.999cm" svg:x="5.9cm" svg:y="6cm" svg:viewBox="0 0 17100 2000" draw:points="0,2000 800,2000 1100,2000 1100,0 3100,0 3100,2000 5100,2000 5100,0 7100,0 7100,2000 9100,2000 9100,0 11100,0 11100,2000 13100,2000 13100,0 15100,0 15100,2000 17100,2000">
          <text:p/>
        </draw:polyline>
        <draw:line draw:style-name="gr2" draw:text-style-name="P1" draw:layer="layout" svg:x1="7cm" svg:y1="5cm" svg:x2="7cm" svg:y2="12cm">
          <text:p/>
        </draw:line>
        <draw:line draw:style-name="gr2" draw:text-style-name="P1" draw:layer="layout" svg:x1="11cm" svg:y1="5cm" svg:x2="11cm" svg:y2="15cm">
          <text:p/>
        </draw:line>
        <draw:line draw:style-name="gr2" draw:text-style-name="P1" draw:layer="layout" svg:x1="15cm" svg:y1="5cm" svg:x2="15cm" svg:y2="15cm">
          <text:p/>
        </draw:line>
        <draw:polyline draw:style-name="gr1" draw:text-style-name="P1" draw:layer="layout" svg:width="17.236cm" svg:height="1.999cm" svg:x="5.55cm" svg:y="9cm" svg:viewBox="0 0 17237 2000" draw:points="0,2000 1053,2000 1447,2000 1447,0 4079,0 4079,2000 6711,2000 6711,0 9342,0 9342,2000 11974,2000 11974,0 14605,0 14605,2000 17237,2000">
          <text:p/>
        </draw:polyline>
        <draw:g>
          <draw:path draw:style-name="gr3" draw:text-style-name="P2" draw:layer="layout" svg:width="1.399cm" svg:height="1.399cm" svg:x="2.3cm" svg:y="6.1cm" svg:viewBox="0 0 1400 1400" svg:d="M129 636h123v128h-123c28 272 232 478 502 505v-124h126v124c269-27 473-233 501-505h-123v-128h123c-28-272-232-478-501-505v124h-126v-124c-270 27-474 233-502 505zM700 0c397 0 700 303 700 700s-303 700-700 700-700-303-700-700 303-700 700-700z">
            <text:p/>
          </draw:path>
          <draw:path draw:style-name="gr4" draw:text-style-name="P2" draw:layer="layout" svg:width="0.776cm" svg:height="0.386cm" svg:x="2.615cm" svg:y="6.736cm" svg:viewBox="0 0 777 387" svg:d="M378 0c36 0 63 28 63 64 0 3 0 6 0 9l336 274-32 40-331-270c-10 6-22 10-36 10-26 0-48-15-58-38h-320v-51h320c10-23 32-38 58-38z">
            <text:p/>
          </draw:path>
        </draw:g>
        <draw:g>
          <draw:path draw:style-name="gr3" draw:text-style-name="P2" draw:layer="layout" svg:width="1.399cm" svg:height="1.399cm" svg:x="2.4cm" svg:y="9.4cm" svg:viewBox="0 0 1400 1400" svg:d="M129 636h123v128h-123c28 272 232 478 502 505v-124h126v124c269-27 473-233 501-505h-123v-128h123c-28-272-232-478-501-505v124h-126v-124c-270 27-474 233-502 505zM700 0c397 0 700 303 700 700s-303 700-700 700-700-303-700-700 303-700 700-700z">
            <text:p/>
          </draw:path>
          <draw:path draw:style-name="gr4" draw:text-style-name="P2" draw:layer="layout" svg:width="0.776cm" svg:height="0.386cm" svg:x="2.715cm" svg:y="10.036cm" svg:viewBox="0 0 777 387" svg:d="M378 0c36 0 63 28 63 64 0 3 0 6 0 9l336 274-32 40-331-270c-10 6-22 10-36 10-26 0-48-15-58-38h-320v-51h320c10-23 32-38 58-38z">
            <text:p/>
          </draw:path>
        </draw:g>
        <draw:frame draw:style-name="gr5" draw:text-style-name="P4" draw:layer="layout" svg:width="2.916cm" svg:height="0.767cm" svg:x="2.084cm" svg:y="7.433cm">
          <draw:text-box>
            <text:p text:style-name="P3"><text:span text:style-name="T1">Encoder</text:span></text:p>
          </draw:text-box>
        </draw:frame>
        <draw:frame draw:style-name="gr5" draw:text-style-name="P4" draw:layer="layout" svg:width="2.958cm" svg:height="0.767cm" svg:x="2.2cm" svg:y="10.733cm">
          <draw:text-box>
            <text:p text:style-name="P3"><text:span text:style-name="T1">Decoder</text:span></text:p>
          </draw:text-box>
        </draw:frame>
        <draw:custom-shape draw:style-name="gr6" draw:text-style-name="P5" draw:layer="layout" svg:width="0.7cm" svg:height="1.4cm" svg:x="6.6cm" svg:y="3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5" draw:layer="layout" svg:width="0.7cm" svg:height="1.4cm" svg:x="10.6cm" svg:y="3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5" draw:layer="layout" svg:width="0.7cm" svg:height="1.4cm" svg:x="14.65cm" svg:y="3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5" draw:layer="layout" svg:width="0.7cm" svg:height="1.4cm" svg:x="11.9cm" svg:y="11.2cm">
          <text:p/>
          <draw:enhanced-geometry svg:viewBox="0 0 21600 21600" draw:text-areas="?f0 0 ?f2 ?f5" draw:mirror-vertical="tru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5" draw:layer="layout" svg:width="0.7cm" svg:height="1.4cm" svg:x="17.2cm" svg:y="11.2cm">
          <text:p/>
          <draw:enhanced-geometry svg:viewBox="0 0 21600 21600" draw:text-areas="?f0 0 ?f2 ?f5" draw:mirror-vertical="tru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4" draw:layer="layout" svg:width="3.288cm" svg:height="1.283cm" svg:x="6.312cm" svg:y="2.6cm">
          <draw:text-box>
            <text:p text:style-name="P3"><text:span text:style-name="T1">PCR 1 = 0</text:span></text:p>
          </draw:text-box>
        </draw:frame>
        <draw:frame draw:style-name="gr8" draw:text-style-name="P4" draw:layer="layout" svg:width="3.6cm" svg:height="1.283cm" svg:x="10.4cm" svg:y="2.6cm">
          <draw:text-box>
            <text:p text:style-name="P3"><text:span text:style-name="T1">PCR 2 = 10</text:span></text:p>
          </draw:text-box>
        </draw:frame>
        <draw:frame draw:style-name="gr8" draw:text-style-name="P4" draw:layer="layout" svg:width="3.7cm" svg:height="1.283cm" svg:x="14.5cm" svg:y="2.601cm">
          <draw:text-box>
            <text:p text:style-name="P3"><text:span text:style-name="T1">PCR 3 = 20</text:span></text:p>
          </draw:text-box>
        </draw:frame>
        <draw:frame draw:style-name="gr9" draw:text-style-name="P4" draw:layer="layout" svg:width="3.788cm" svg:height="2.315cm" svg:x="11.812cm" svg:y="12.6cm">
          <draw:text-box>
            <text:p text:style-name="P3"><text:span text:style-name="T1">PCR 2 = 10 Expected </text:span><text:span text:style-name="T1">by decoder</text:span></text:p>
          </draw:text-box>
        </draw:frame>
        <draw:frame draw:style-name="gr9" draw:text-style-name="P4" draw:layer="layout" svg:width="3.788cm" svg:height="2.315cm" svg:x="17.112cm" svg:y="12.601cm">
          <draw:text-box>
            <text:p text:style-name="P3"><text:span text:style-name="T1">PCR 3 = 30 Expected by decoder</text:span></text:p>
          </draw:text-box>
        </draw:frame>
        <draw:frame draw:style-name="gr9" draw:text-style-name="P4" draw:layer="layout" svg:width="3.688cm" svg:height="2.315cm" svg:x="6.712cm" svg:y="12.601cm">
          <draw:text-box>
            <text:p text:style-name="P3"><text:span text:style-name="T1">PCR 1 = 0 Expected </text:span><text:span text:style-name="T1">by decoder</text:span></text:p>
          </draw:text-box>
        </draw:frame>
        <draw:frame draw:style-name="gr8" draw:text-style-name="P4" draw:layer="layout" svg:width="3.288cm" svg:height="1.283cm" svg:x="6.112cm" svg:y="6.4cm">
          <draw:text-box>
            <text:p text:style-name="P3"><text:span text:style-name="T1">Clk</text:span><text:span text:style-name="T2">enc</text:span><text:span text:style-name="T1">= 0</text:span></text:p>
          </draw:text-box>
        </draw:frame>
        <draw:frame draw:style-name="gr8" draw:text-style-name="P4" draw:layer="layout" svg:width="3.288cm" svg:height="1.283cm" svg:x="10.112cm" svg:y="6.417cm">
          <draw:text-box>
            <text:p text:style-name="P3"><text:span text:style-name="T1">Clk</text:span><text:span text:style-name="T2">enc</text:span><text:span text:style-name="T1">= 10</text:span></text:p>
          </draw:text-box>
        </draw:frame>
        <draw:frame draw:style-name="gr8" draw:text-style-name="P4" draw:layer="layout" svg:width="3.288cm" svg:height="1.283cm" svg:x="14.012cm" svg:y="6.417cm">
          <draw:text-box>
            <text:p text:style-name="P3"><text:span text:style-name="T1">Clk</text:span><text:span text:style-name="T2">enc</text:span><text:span text:style-name="T1">= 20</text:span></text:p>
          </draw:text-box>
        </draw:frame>
        <draw:frame draw:style-name="gr8" draw:text-style-name="P4" draw:layer="layout" svg:width="3.288cm" svg:height="1.283cm" svg:x="16.512cm" svg:y="9.617cm">
          <draw:text-box>
            <text:p text:style-name="P3"><text:span text:style-name="T1">Clk</text:span><text:span text:style-name="T2">dec</text:span><text:span text:style-name="T1">= 20</text:span></text:p>
          </draw:text-box>
        </draw:frame>
        <draw:frame draw:style-name="gr8" draw:text-style-name="P4" draw:layer="layout" svg:width="3.288cm" svg:height="1.283cm" svg:x="11.312cm" svg:y="9.618cm">
          <draw:text-box>
            <text:p text:style-name="P3"><text:span text:style-name="T1">Clk</text:span><text:span text:style-name="T2">dec</text:span><text:span text:style-name="T1">= 10</text:span></text:p>
          </draw:text-box>
        </draw:frame>
        <draw:frame draw:style-name="gr8" draw:text-style-name="P4" draw:layer="layout" svg:width="3.288cm" svg:height="1.283cm" svg:x="6.012cm" svg:y="9.619cm">
          <draw:text-box>
            <text:p text:style-name="P3"><text:span text:style-name="T1">Clk</text:span><text:span text:style-name="T2">dec</text:span><text:span text:style-name="T1">= 0</text:span></text:p>
          </draw:text-box>
        </draw:frame>
        <draw:line draw:style-name="gr2" draw:text-style-name="P1" draw:layer="layout" svg:x1="11cm" svg:y1="5cm" svg:x2="11cm" svg:y2="15cm">
          <text:p/>
        </draw:line>
        <draw:line draw:style-name="gr2" draw:text-style-name="P1" draw:layer="layout" svg:x1="12.3cm" svg:y1="14.2cm" svg:x2="12.3cm" svg:y2="15cm">
          <text:p/>
        </draw:line>
        <draw:line draw:style-name="gr2" draw:text-style-name="P1" draw:layer="layout" svg:x1="17.525cm" svg:y1="14.2cm" svg:x2="17.525cm" svg:y2="15cm">
          <text:p/>
        </draw:line>
        <draw:custom-shape draw:style-name="gr10" draw:text-style-name="P1" draw:layer="layout" svg:width="0.2cm" svg:height="1.3cm" draw:transform="rotate (-1.5707963267949) translate (12.3cm 15.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1" draw:text-style-name="P1" draw:layer="layout" svg:width="0.2cm" svg:height="2.6cm" draw:transform="rotate (-1.5707963267949) translate (17.575cm 15.20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4" draw:layer="layout" svg:width="3.288cm" svg:height="1.283cm" svg:x="11cm" svg:y="15.4cm">
          <draw:text-box>
            <text:p text:style-name="P3"><text:span text:style-name="T1">delta</text:span><text:span text:style-name="T2">1</text:span></text:p>
          </draw:text-box>
        </draw:frame>
        <draw:frame draw:style-name="gr8" draw:text-style-name="P4" draw:layer="layout" svg:width="3.288cm" svg:height="1.283cm" svg:x="15.612cm" svg:y="15.417cm">
          <draw:text-box>
            <text:p text:style-name="P3"><text:span text:style-name="T1">delta</text:span><text:span text:style-name="T2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ison" draw:style="linear" draw:start-color="#4c4c4c" draw:end-color="#b3b3b3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9T11:34:03.708000000</meta:creation-date>
    <dc:date>2016-09-09T11:51:27.455000000</dc:date>
    <meta:editing-duration>PT3M7S</meta:editing-duration>
    <meta:editing-cycles>1</meta:editing-cycles>
    <meta:document-statistic meta:object-count="37"/>
    <meta:generator>LibreOffice/5.2.0.4$Windows_x86 LibreOffice_project/066b007f5ebcc236395c7d282ba488bca6720265</meta:generator>
  </office:meta>
</office:document-meta>
</file>